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6a550" officeooo:paragraph-rsid="0006a550"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normal" officeooo:rsid="0006a550" officeooo:paragraph-rsid="0006a550"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06a550" officeooo:paragraph-rsid="0006a550"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6a550" officeooo:paragraph-rsid="0006a55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76aea" officeooo:paragraph-rsid="00081ca6"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a7f54" officeooo:paragraph-rsid="000a7f5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0af611" officeooo:paragraph-rsid="000af611" style:font-size-asian="12pt" style:font-weight-asian="normal" style:font-size-complex="12pt" style:font-weight-complex="normal"/>
    </style:style>
    <style:style style:name="T1" style:family="text">
      <style:text-properties officeooo:rsid="00076aea"/>
    </style:style>
    <style:style style:name="T2" style:family="text">
      <style:text-properties officeooo:rsid="00081c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ormulation des besoins : </text:p>
      <text:p text:style-name="P1"/>
      <text:p text:style-name="P3"/>
      <text:p text:style-name="P4">Le projet « Madera » nous a été confié avec un document contenant les informations que le client a jugé nécessaire de nous transmettre afin de parvenir à comprendre et s’approprier le sujet. <text:span text:style-name="T1">Celui-ci contient le contexte <text:s text:c="2"/>qui a amené l’expression du besoin relatif à ce projet exprimé par le client. Nous allons dans un premier temps essayer de redéfinir ce besoin afin d’éclaircir les objectifs du projet.</text:span></text:p>
      <text:p text:style-name="P4"/>
      <text:p text:style-name="P5">Nous allons tout d’abord commencer par poser les bases du contexte afin de mieux définir le besoin exprimé par le client. Le groupe Madera est une société spécialiste des constructions en bois sur les marchés particuliers et professionnels, notamment dans les domaines du logement et du mobilier urbain.</text:p>
      <text:p text:style-name="P5"/>
      <text:p text:style-name="P5"><text:span text:style-name="T2">Avec la réorientation de sa stratégie, le groupe MADERA souhaite une solution logicielle à la hauteur de leurs ambitions, notamment car leur solution actuelle ne leur apporte plus complète satisfaction, car trop lente, non mise à jour et incompatible avec les nouveaux terminaux des commerciaux du groupe. </text:span></text:p>
      <text:p text:style-name="P5"/>
      <text:p text:style-name="P5"><text:span text:style-name="T2">Cette application se concentrera sur la création de devis pour des maisons modulaires en bois sans étage, et ce de manière simple afin d’augmenter le volume des commandes de ces bâtiments et ainsi coller aux objectifs souhaités par le client. Ces derniers sont d’une très grande importance puisque le client espère qu’avec le lancement de cette gamme de produits il pourra gagner des parts de marché sur ses concurrents européens et par la même occasion dynamiser son chiffre d’affaires.</text:span></text:p>
      <text:p text:style-name="P5"/>
      <text:p text:style-name="P6">L’une des fonctionnalités la plus importante de l’application sera la modélisation 3D des maisons modulaires. En effet, il devra être possible de générer un plan de maison modulaire à partir de l’application. Le commercial travaillera en accord avec le client afin d’aboutir à un plan correspondant à la demande de son client. L’application regorgera d’une multitudes d’éléments composant une maison modulaire définis par le bureau d’études, qui pourront comporter des gammes tel que Rétro, Low-Cost ou encore Premium.</text:p>
      <text:p text:style-name="P6"/>
      <text:p text:style-name="P6">La construction d’une maison se fait en plusieurs étapes dont la première est le choix du socle de la base, qui n’est autre que les fondations de la maison puisque les murs suivront cette base. Une fois la base choisie, il sera possible de créer des ouvertures dans les murs afin de placer les fenêtres, les portes ou encore les baies vitrées. Une fois l’extérieur finalisé, des murs peuvent être ajoutés dans l’enceinte de la maison afin de créer des pièces sur mesures, la seule contrainte étant que les murs doivent être attenants à un mur extérieur. Ces derniers peuvent aussi être dotés d’ouvertures, pour par exemple créer une cuisine américaine ou un passe-plat par exemple. Ensuite, le toit est géré comme un élément à part entière. Chaque pièce composant la maison est ensuite personnalisable par le client sur différents points que sont leur composition et leur aspect.</text:p>
      <text:p text:style-name="P6"/>
      <text:p text:style-name="P7">La seconde fonctionnalité est de pouvoir générer un devis correspondant à la modélisation effectuée auparavant, en prenant en compte chaque élément et sa personnalisation. Pour ceci, il faudra récupérer son prix et les coûts associés, afin d’arriver à un prix hors taxes et toute taxes comprises pour la maison dessinée. Une fois ce devis généré et accepté, une facture est éditée et celle-ci sera la preuve d’acceptation du devis dont elle fait état.Ainsi, le prix ne peux plus varier en fonction de l’évolution des prix des éléments.Dans le même temps, le devis est remis à qui de droit afin de reprendre la procédure habituelle, a savoir édition et envoie de la facture et du devis, commande des matériaux...</text:p>
      <text:p text:style-name="P7"/>
      <text:p text:style-name="P7"><text:soft-page-break/>Un client est reconnu dans l’application comme un projet. Chaque projet peut contenir plusieurs devis, et donc par conséquent plusieurs modélisations différentes. Chacune d’entre elles peut posséderas un statut parmi une liste à définir, mais l’on peut d’ors et déjà imaginer des statuts «Fermé », « Ouvert »,  « Accepté », « En production » etc.. De plus, chaque plan devra être modifiable et sera enregistré dès la fin de l’édition, même si cette modélisation n’est pas retenue par le client.</text:p>
      <text:p text:style-name="P7"/>
      <text:p text:style-name="P7">Il est aussi important que préciser que l’application doit être utilisable sans aucune connectivité internet.</text:p>
      <text:p text:style-name="P7"/>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20:46:13.615000000</meta:creation-date>
    <dc:date>2019-04-08T21:50:11.028000000</dc:date>
    <meta:editing-duration>PT11M6S</meta:editing-duration>
    <meta:editing-cycles>1</meta:editing-cycles>
    <meta:document-statistic meta:table-count="0" meta:image-count="0" meta:object-count="0" meta:page-count="2" meta:paragraph-count="10" meta:word-count="686" meta:character-count="4242" meta:non-whitespace-character-count="3561"/>
    <meta:generator>LibreOffice/5.1.5.2$Windows_x86 LibreOffice_project/7a864d8825610a8c07cfc3bc01dd4fce6a9447e5</meta:generator>
  </office:meta>
</office:document-meta>
</file>